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QUINTO SANABRIA, ELS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52429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HANCHAMA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851087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QUINTO SANABRIA, ELS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242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851087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44524294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5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10/2021</text:p>
          </table:table-cell>
          <table:table-cell table:style-name="Tabla2.A3" office:value-type="string">
            <text:p text:style-name="P22">5991996</text:p>
          </table:table-cell>
          <table:table-cell table:style-name="Tabla2.D3" office:value-type="string">
            <text:p text:style-name="P23">6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9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30T18:27:0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